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cm" fo:margin-bottom="0.529cm" fo:orphans="2" fo:widows="2" fo:text-indent="0cm" style:auto-text-indent="false" fo:background-color="#ffffff" fo:padding="0cm" fo:border="none">
        <style:background-image/>
      </style:paragraph-properties>
      <style:text-properties style:font-name="Arial" style:font-name-asian="Arial"/>
    </style:style>
    <style:style style:name="P2" style:family="paragraph" style:parent-style-name="Text_20_body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P3" style:family="paragraph" style:parent-style-name="Preformatted_20_Text">
      <style:text-properties style:font-name="Arial" style:font-name-asian="Arial"/>
    </style:style>
    <style:style style:name="P4" style:family="paragraph" style:parent-style-name="Preformatted_20_Text">
      <style:text-properties fo:color="#000000" style:font-name="Arial" style:font-name-asian="Arial"/>
    </style:style>
    <style:style style:name="P5" style:family="paragraph" style:parent-style-name="Preformatted_20_Text">
      <style:paragraph-properties fo:margin-top="0cm" fo:margin-bottom="0.499cm"/>
      <style:text-properties style:font-name="Arial" style:font-name-asian="Arial"/>
    </style:style>
    <style:style style:name="P6" style:family="paragraph" style:parent-style-name="Heading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name-asian="Arial" style:font-weight-asian="bold" style:font-weight-complex="bold"/>
    </style:style>
    <style:style style:name="P7" style:family="paragraph" style:parent-style-name="Standard">
      <style:text-properties style:font-name="Arial" style:font-name-asian="Arial"/>
    </style:style>
    <style:style style:name="P8" style:family="paragraph" style:parent-style-name="Standard">
      <style:paragraph-properties style:line-height-at-least="0.503cm"/>
      <style:text-properties fo:color="#d4d4d4" style:font-name="Arial" fo:font-size="10.5pt" fo:font-weight="normal" fo:background-color="#1e1e1e" style:font-name-asian="Arial"/>
    </style:style>
    <style:style style:name="P9" style:family="paragraph" style:parent-style-name="Standard">
      <style:paragraph-properties style:line-height-at-least="0.503cm"/>
      <style:text-properties fo:color="#d4d4d4" style:font-name="Arial" fo:background-color="#1e1e1e" style:font-name-asian="Ari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12" style:family="paragraph" style:parent-style-name="Text_20_body">
      <style:text-properties style:font-name="Arial" style:font-name-asian="Arial"/>
    </style:style>
    <style:style style:name="P13" style:family="paragraph" style:parent-style-name="Text_20_body">
      <style:text-properties fo:font-size="10pt" style:font-size-asian="10pt" style:font-size-complex="10pt"/>
    </style:style>
    <style:style style:name="P14" style:family="paragraph" style:parent-style-name="Heading_20_1">
      <style:text-properties style:font-name="Arial" style:font-name-asian="Arial"/>
    </style:style>
    <style:style style:name="P15" style:family="paragraph" style:parent-style-name="Standard" style:list-style-name="L1">
      <style:text-properties style:font-name="Arial" style:font-name-asian="Arial"/>
    </style:style>
    <style:style style:name="P16" style:family="paragraph" style:parent-style-name="Standard" style:list-style-name="L2">
      <style:text-properties style:font-name="Arial" style:font-name-asian="Arial"/>
    </style:style>
    <style:style style:name="P17" style:family="paragraph" style:parent-style-name="Standard">
      <style:text-properties style:font-name="Arial" fo:font-size="11pt" style:text-underline-style="solid" style:text-underline-width="auto" style:text-underline-color="font-color" style:font-name-asian="Arial" style:font-size-asian="11pt" style:font-size-complex="11pt"/>
    </style:style>
    <style:style style:name="P18" style:family="paragraph" style:parent-style-name="Standard"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9" style:family="paragraph" style:parent-style-name="Standard" style:list-style-name="L4">
      <style:text-properties fo:font-size="11pt" style:font-size-asian="11pt" style:font-size-complex="11pt"/>
    </style:style>
    <style:style style:name="P20" style:family="paragraph" style:parent-style-name="Standard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P21" style:family="paragraph" style:parent-style-name="Standard">
      <style:paragraph-properties style:line-height-at-least="0.503cm"/>
      <style:text-properties fo:color="#d4d4d4" fo:background-color="#1e1e1e"/>
    </style:style>
    <style:style style:name="P22" style:family="paragraph" style:parent-style-name="Standard">
      <style:paragraph-properties style:line-height-at-least="0.503cm"/>
    </style:style>
    <style:style style:name="P23" style:family="paragraph" style:parent-style-name="Text_20_body">
      <style:text-properties style:font-name="Arial" style:font-name-asian="Arial"/>
    </style:style>
    <style:style style:name="P24" style:family="paragraph" style:parent-style-name="Text_20_body" style:list-style-name="L5">
      <style:text-properties style:font-name="Arial" style:font-name-asian="Arial"/>
    </style:style>
    <style:style style:name="P25" style:family="paragraph" style:parent-style-name="Text_20_body" style:list-style-name="L6">
      <style:text-properties style:font-name="Arial" style:font-name-asian="Arial"/>
    </style:style>
    <style:style style:name="P26" style:family="paragraph" style:parent-style-name="Text_20_body" style:list-style-name="L7">
      <style:text-properties style:font-name="Arial" style:font-name-asian="Arial"/>
    </style:style>
    <style:style style:name="P27" style:family="paragraph" style:parent-style-name="Text_20_body">
      <style:text-properties style:font-name="Arial" style:text-underline-style="solid" style:text-underline-width="auto" style:text-underline-color="font-color" style:font-name-asian="Arial"/>
    </style:style>
    <style:style style:name="P28" style:family="paragraph" style:parent-style-name="Text_20_body">
      <style:text-properties style:font-name="Arial" fo:font-weight="bold" style:font-name-asian="Arial" style:font-weight-asian="bold" style:font-weight-complex="bold"/>
    </style:style>
    <style:style style:name="P29" style:family="paragraph" style:parent-style-name="Text_20_body">
      <style:text-properties fo:color="#a31515" style:font-name="Consolas" fo:font-size="9.5pt" style:font-name-asian="Consolas" style:font-size-asian="9.5pt" style:font-name-complex="Consolas" style:font-size-complex="9.5pt"/>
    </style:style>
    <style:style style:name="P30" style:family="paragraph" style:parent-style-name="Text_20_body" style:list-style-name="L3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T1" style:family="text">
      <style:text-properties fo:font-variant="normal" fo:text-transform="none" fo:color="#000000" fo:font-size="9pt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Arial" fo:letter-spacing="normal" fo:font-style="normal" fo:font-weight="normal" style:font-name-asian="Arial"/>
    </style:style>
    <style:style style:name="T5" style:family="text">
      <style:text-properties fo:color="#000000"/>
    </style:style>
    <style:style style:name="T6" style:family="text">
      <style:text-properties fo:color="#008000"/>
    </style:style>
    <style:style style:name="T7" style:family="text">
      <style:text-properties fo:color="#0000ff"/>
    </style:style>
    <style:style style:name="T8" style:family="text">
      <style:text-properties fo:color="#4b0082"/>
    </style:style>
    <style:style style:name="T9" style:family="text">
      <style:text-properties fo:color="#000080"/>
    </style:style>
    <style:style style:name="T10" style:family="text">
      <style:text-properties fo:color="#ff0000"/>
    </style:style>
    <style:style style:name="T11" style:family="text">
      <style:text-properties fo:color="#708090"/>
    </style:style>
    <style:style style:name="T12" style:family="text">
      <style:text-properties fo:color="#569cd6"/>
    </style:style>
    <style:style style:name="T13" style:family="text">
      <style:text-properties fo:color="#569cd6" fo:font-size="10.5pt" fo:font-weight="normal"/>
    </style:style>
    <style:style style:name="T14" style:family="text">
      <style:text-properties fo:color="#569cd6" style:font-name="Consolas1" fo:font-size="10.5pt" fo:font-weight="normal"/>
    </style:style>
    <style:style style:name="T15" style:family="text">
      <style:text-properties fo:color="#569cd6" style:font-name="Consolas1" fo:font-size="10.5pt" fo:font-weight="normal" fo:background-color="#1e1e1e"/>
    </style:style>
    <style:style style:name="T16" style:family="text">
      <style:text-properties fo:color="#9cdcfe"/>
    </style:style>
    <style:style style:name="T17" style:family="text">
      <style:text-properties fo:color="#9cdcfe" fo:font-size="10.5pt" fo:font-weight="normal"/>
    </style:style>
    <style:style style:name="T18" style:family="text">
      <style:text-properties fo:color="#9cdcfe" style:font-name="Consolas1" fo:font-size="10.5pt" fo:font-weight="normal"/>
    </style:style>
    <style:style style:name="T19" style:family="text">
      <style:text-properties fo:color="#9cdcfe" style:font-name="Consolas1" fo:font-size="10.5pt" fo:font-weight="normal" fo:background-color="#1e1e1e"/>
    </style:style>
    <style:style style:name="T20" style:family="text">
      <style:text-properties fo:color="#dcdcaa"/>
    </style:style>
    <style:style style:name="T21" style:family="text">
      <style:text-properties fo:color="#dcdcaa" fo:font-size="10.5pt" fo:font-weight="normal"/>
    </style:style>
    <style:style style:name="T22" style:family="text">
      <style:text-properties fo:color="#dcdcaa" style:font-name="Consolas1" fo:font-size="10.5pt" fo:font-weight="normal"/>
    </style:style>
    <style:style style:name="T23" style:family="text">
      <style:text-properties fo:color="#dcdcaa" style:font-name="Consolas1" fo:font-size="10.5pt" fo:font-weight="normal" fo:background-color="#1e1e1e"/>
    </style:style>
    <style:style style:name="T24" style:family="text">
      <style:text-properties fo:color="#b5cea8"/>
    </style:style>
    <style:style style:name="T25" style:family="text">
      <style:text-properties fo:color="#b5cea8" fo:font-size="10.5pt" fo:font-weight="normal"/>
    </style:style>
    <style:style style:name="T26" style:family="text">
      <style:text-properties fo:color="#b5cea8" style:font-name="Consolas1" fo:font-size="10.5pt" fo:font-weight="normal"/>
    </style:style>
    <style:style style:name="T27" style:family="text">
      <style:text-properties fo:font-size="10.5pt" fo:font-weight="normal"/>
    </style:style>
    <style:style style:name="T28" style:family="text">
      <style:text-properties style:font-name="Arial" style:font-name-asian="Arial"/>
    </style:style>
    <style:style style:name="T29" style:family="text">
      <style:text-properties style:font-name="Arial" fo:font-weight="bold" style:font-name-asian="Arial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="Consolas1" fo:font-size="10.5pt" fo:font-weight="normal"/>
    </style:style>
    <style:style style:name="T32" style:family="text">
      <style:text-properties fo:color="#d4d4d4" fo:background-color="#1e1e1e"/>
    </style:style>
    <style:style style:name="T33" style:family="text">
      <style:text-properties fo:color="#d4d4d4" style:font-name="Consolas1" fo:font-size="10.5pt" fo:font-weight="normal" fo:background-color="#1e1e1e"/>
    </style:style>
    <style:style style:name="T34" style:family="text">
      <style:text-properties fo:color="#4ec9b0" style:font-name="Consolas1" fo:font-size="10.5pt" fo:font-weight="normal"/>
    </style:style>
    <style:style style:name="T35" style:family="text">
      <style:text-properties fo:color="#4ec9b0" style:font-name="Consolas1" fo:font-size="10.5pt" fo:font-weight="normal" fo:background-color="#1e1e1e"/>
    </style:style>
    <style:style style:name="T36" style:family="text">
      <style:text-properties fo:color="#c586c0" style:font-name="Consolas1" fo:font-size="10.5pt" fo:font-weight="normal"/>
    </style:style>
    <style:style style:name="T37" style:family="text">
      <style:text-properties fo:color="#ce9178" style:font-name="Consolas1" fo:font-size="10.5pt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PG Maker MV</text:p>
      <text:p text:style-name="P7"/>
      <text:p text:style-name="P7">Documentation of Project with additional tips about RPGMaker Tools.</text:p>
      <text:p text:style-name="P7"/>
      <text:h text:style-name="P14" text:outline-level="1">Sprache umstellen</text:h>
      <text:p text:style-name="P12">Datei bearbeiten, en für englisch:</text:p>
      <text:p text:style-name="P12">D:\Programs\steamapps\common\RPG Maker MV\Locale</text:p>
      <text:p text:style-name="P12"/>
      <text:h text:style-name="Heading_20_1" text:outline-level="1">Plugins Used and Order</text:h>
      <text:p text:style-name="P29">ConditionalBranch+<text:tab/>makes branching in events easier</text:p>
      <text:p text:style-name="P29">Yami_SkipTitle<text:tab/>only for debug !</text:p>
      <text:p text:style-name="P29">TDDP_FluidTimestep<text:tab/>needs to be after ??</text:p>
      <text:h text:style-name="P14" text:outline-level="1">Plugin Incompatibilities</text:h>
      <text:p text:style-name="P12">- Had to disable HIME_EquipSlotsCore +HIME_EnemyEquips because problem with YEP_EquipCore:an eItemType is expected, not slotindex</text:p>
      <text:p text:style-name="P8"><text:span text:style-name="T12">var</text:span> <text:span text:style-name="T16">index</text:span> = <text:span text:style-name="T16">actor</text:span>.<text:span text:style-name="T20">equipSlots</text:span>().<text:span text:style-name="T20">indexOf</text:span>(<text:span text:style-name="T12">this</text:span>.<text:span text:style-name="T16">_params</text:span>[<text:span text:style-name="T24">1</text:span>]) + <text:span text:style-name="T24">1</text:span>;</text:p>
      <text:p text:style-name="P9">    <text:span text:style-name="T17">actor</text:span><text:span text:style-name="T27">.</text:span><text:span text:style-name="T21">changeEquipById</text:span><text:span text:style-name="T27">(</text:span><text:span text:style-name="T17">index</text:span><text:span text:style-name="T27">, </text:span><text:span text:style-name="T13">this</text:span><text:span text:style-name="T27">.</text:span><text:span text:style-name="T17">_params</text:span><text:span text:style-name="T27">[</text:span><text:span text:style-name="T25">2</text:span><text:span text:style-name="T27">]);</text:span></text:p>
      <text:p text:style-name="P12"/>
      <text:list xml:id="list9023799751968527434" text:style-name="L5">
        <text:list-item>
          <text:p text:style-name="P24">DashStamina not working</text:p>
        </text:list-item>
      </text:list>
      <text:p text:style-name="P12"/>
      <text:list xml:id="list1437813493363586579" text:style-name="L6">
        <text:list-item>
          <text:p text:style-name="P25">disabled Way_ItemTPCost because there is no BattleManagerin Scene</text:p>
          <text:p text:style-name="P25">Window_ItemList.prototype.isEnabled = function (item) {</text:p>
          <text:p text:style-name="P25"><text:s/>return BattleManager.actor().canUse(item) &amp;&amp; $gameParty.canUse(item);</text:p>
        </text:list-item>
      </text:list>
      <text:p text:style-name="P12"/>
      <text:list xml:id="list5898792411267836673" text:style-name="L7">
        <text:list-item>
          <text:p text:style-name="P26"><text:soft-page-break/>disabled YED_TransferStealStates; why is this used on items ?</text:p>
          <text:p text:style-name="P26"><text:span text:style-name="T32"> </text:span><text:span text:style-name="T35">Game_Action</text:span><text:span text:style-name="T33">.</text:span><text:span text:style-name="T19">prototype</text:span><text:span text:style-name="T33">.</text:span><text:span text:style-name="T23">testApply</text:span><text:span text:style-name="T33"> = </text:span><text:span text:style-name="T15">function</text:span><text:span text:style-name="T33">(</text:span><text:span text:style-name="T19">target</text:span><text:span text:style-name="T33">) {</text:span></text:p>
        </text:list-item>
      </text:list>
      <text:p text:style-name="P21">        <text:span text:style-name="T36">if</text:span><text:span text:style-name="T31"> (</text:span><text:span text:style-name="T14">this</text:span><text:span text:style-name="T31">.</text:span><text:span text:style-name="T22">getTransferStealStates</text:span><text:span text:style-name="T31">(</text:span><text:span text:style-name="T18">target</text:span><text:span text:style-name="T31">, </text:span><text:span text:style-name="T37">'steal'</text:span><text:span text:style-name="T31">).</text:span><text:span text:style-name="T18">length</text:span><text:span text:style-name="T31"> &gt; </text:span><text:span text:style-name="T26">0</text:span><text:span text:style-name="T31">) {</text:span></text:p>
      <text:p text:style-name="P21">            <text:span text:style-name="T36">return</text:span><text:span text:style-name="T31"> </text:span><text:span text:style-name="T14">true</text:span><text:span text:style-name="T31">;</text:span></text:p>
      <text:p text:style-name="P21">        <text:span text:style-name="T31">}</text:span></text:p>
      <text:p text:style-name="P22"/>
      <text:p text:style-name="P21">        <text:span text:style-name="T36">if</text:span><text:span text:style-name="T31"> (</text:span><text:span text:style-name="T14">this</text:span><text:span text:style-name="T31">.</text:span><text:span text:style-name="T22">getTransferStealStates</text:span><text:span text:style-name="T31">(</text:span><text:span text:style-name="T18">target</text:span><text:span text:style-name="T31">, </text:span><text:span text:style-name="T37">'transfer'</text:span><text:span text:style-name="T31">).</text:span><text:span text:style-name="T18">length</text:span><text:span text:style-name="T31"> &gt; </text:span><text:span text:style-name="T26">0</text:span><text:span text:style-name="T31">) {</text:span></text:p>
      <text:p text:style-name="P21">            <text:span text:style-name="T36">return</text:span><text:span text:style-name="T31"> </text:span><text:span text:style-name="T14">true</text:span><text:span text:style-name="T31">;</text:span></text:p>
      <text:p text:style-name="P21">        <text:span text:style-name="T31">}</text:span></text:p>
      <text:p text:style-name="P22"/>
      <text:p text:style-name="P21">        <text:span text:style-name="T36">return</text:span><text:span text:style-name="T31"> </text:span><text:span text:style-name="T18">_Game_Action_testApply</text:span><text:span text:style-name="T31">.</text:span><text:span text:style-name="T22">call</text:span><text:span text:style-name="T31">(</text:span><text:span text:style-name="T14">this</text:span><text:span text:style-name="T31">, </text:span><text:span text:style-name="T18">target</text:span><text:span text:style-name="T31">);</text:span></text:p>
      <text:p text:style-name="P21">    <text:span text:style-name="T31">};</text:span></text:p>
      <text:list xml:id="list43459947" text:continue-numbering="true" text:style-name="L7">
        <text:list-item>
          <text:p text:style-name="P26"/>
        </text:list-item>
      </text:list>
      <text:h text:style-name="P14" text:outline-level="1">Region-Definition</text:h>
      <text:p text:style-name="P12">Common_event1 evaluates position of player and Region he is actually. Those are written to variables.</text:p>
      <text:p text:style-name="P12">Add an Parallel event in the map the checks variables and decide what to do.</text:p>
      <text:p text:style-name="P12"/>
      <text:p text:style-name="P7">used in the game:</text:p>
      <text:p text:style-name="P7"/>
      <text:p text:style-name="P7">1<text:tab/>blocked for party *</text:p>
      <text:p text:style-name="P7"/>
      <text:p text:style-name="P7">32<text:tab/>force party to slow down *1</text:p>
      <text:p text:style-name="P7"/>
      <text:p text:style-name="P7"/>
      <text:p text:style-name="P7">*1 <text:tab/>use stepback command</text:p>
      <text:p text:style-name="P7">*32 <text:tab/>dont use setmoveRoute in an event, this would abort moveRoutes triggered by other events</text:p>
      <text:p text:style-name="P7"><text:tab/>use script $gamePlayer.setMoveSpeed(1) instead and also only trigger if region changes</text:p>
      <text:p text:style-name="P7"/>
      <text:h text:style-name="P14" text:outline-level="1">Switches</text:h>
      <text:p text:style-name="P7"/>
      <text:h text:style-name="P14" text:outline-level="1"><text:soft-page-break/>Text-Color</text:h>
      <text:p text:style-name="P7">where is this defined ?</text:p>
      <text:p text:style-name="P7"/>
      <text:p text:style-name="P7">\C[0]<text:tab/>white<text:tab/><text:tab/><text:tab/>normal text</text:p>
      <text:p text:style-name="P7">\C[1]<text:tab/>cyan</text:p>
      <text:p text:style-name="P7">\C[2]<text:tab/>orange</text:p>
      <text:p text:style-name="P7">\C[3]<text:tab/>light green</text:p>
      <text:p text:style-name="P7">\C[4]<text:tab/>light blue<text:tab/><text:tab/>important text</text:p>
      <text:p text:style-name="P7">\C[5]<text:tab/>light violett</text:p>
      <text:p text:style-name="P7">\C[6]<text:tab/>light yellow</text:p>
      <text:p text:style-name="P7">\C[7]<text:tab/>dark yellow</text:p>
      <text:p text:style-name="P7">\C[8]<text:tab/>gray</text:p>
      <text:p text:style-name="P7">\C[9]<text:tab/>dark blue</text:p>
      <text:p text:style-name="P7">\C[10]<text:tab/>red</text:p>
      <text:p text:style-name="P7">\C[11]<text:tab/>green</text:p>
      <text:p text:style-name="P7">\C[12]<text:tab/>blue</text:p>
      <text:p text:style-name="P7">\C[13]<text:tab/>violatt</text:p>
      <text:p text:style-name="P7">\C[14]<text:tab/>yellow</text:p>
      <text:p text:style-name="P7"/>
      <text:h text:style-name="P14" text:outline-level="1">self-Variables and CustomConditionalPages</text:h>
      <text:p text:style-name="P7">Uses the plugins and </text:p>
      <text:p text:style-name="P7"/>
      <text:p text:style-name="P7">To not clutter global variables we can use variables local to event/map</text:p>
      <text:p text:style-name="P7"/>
      <text:list xml:id="list9082489943807205925" text:style-name="L1">
        <text:list-item>
          <text:p text:style-name="P15">if you need to share data between events, add an empty event as a data holder (please add comments that describe the variables)</text:p>
        </text:list-item>
        <text:list-item>
          <text:p text:style-name="P15">now set the variable in one event f.e. As bitmask</text:p>
        </text:list-item>
      </text:list>
      <text:p text:style-name="P3"><text:span text:style-name="T5">◆</text:span><text:span text:style-name="T8">Script：</text:span><text:span text:style-name="T11">x = (this.get_self_variable("MAPSWITCH1",13) || 0) | 1</text:span></text:p>
      <text:p text:style-name="P5"><text:span text:style-name="T8"><text:tab/><text:tab/></text:span><text:span text:style-name="T11">this.set_self_variable("MAPSWITCH1", x, 13)</text:span></text:p>
      <text:list xml:id="list3106676000885392093" text:style-name="L2">
        <text:list-item>
          <text:p text:style-name="P16">in another event you can use it or build a customconditional to enable the eventpage:</text:p>
        </text:list-item>
      </text:list>
      <text:p text:style-name="P3"><text:span text:style-name="T5">◆</text:span><text:span text:style-name="T6">Comment：&lt;page condition&gt;</text:span></text:p>
      <text:p text:style-name="P3"><text:span text:style-name="T5">◆</text:span><text:span text:style-name="T7">If：Script：(this.get_self_variable("MAPSWITCH1",13) || 0)&amp;1&gt;0</text:span></text:p>
      <text:p text:style-name="P3"><text:span text:style-name="T5"><text:s text:c="2"/>◆</text:span><text:span text:style-name="T8">Plugin Command：</text:span><text:span text:style-name="T9">activate_page</text:span></text:p>
      <text:p text:style-name="P4"><text:s text:c="2"/>◆</text:p>
      <text:p text:style-name="P3"><text:span text:style-name="T5">：</text:span><text:span text:style-name="T7">End</text:span></text:p>
      <text:p text:style-name="P3"><text:soft-page-break/><text:span text:style-name="T5">◆</text:span><text:span text:style-name="T6">Comment：&lt;/page condition&gt;</text:span></text:p>
      <text:p text:style-name="P5"><text:span text:style-name="T5">◆</text:span><text:span text:style-name="T10">Control Self Switch：A = ON</text:span></text:p>
      <text:p text:style-name="P7"/>
      <text:p text:style-name="P7"/>
      <text:h text:style-name="P14" text:outline-level="1">Character-Animations</text:h>
      <text:p text:style-name="P7"><text:span text:style-name="T1">Images shown for the characters on the map.</text:span><text:line-break/><text:span text:style-name="T1">The size for a character image can be changed freely (normally 48x48), and consist of 4 directions (down, left, right, up) and 3 patterns for a total of 12 patterns that will be arranged in the provided order. A file for 1 character will be arranged into 2 rows and 4 columns equaling 8 images. The size of the character will be calculated using 1/12 of the width and 1/8 of the height of this file. Moreover, characters will be shown 6 pixels above tile so that they appear more natural when on top of buildings.</text:span></text:p>
      <text:list xml:id="list6714672012631892436" text:style-name="L3">
        <text:list-item>
          <text:p text:style-name="P30">It is possible treat 1 character as 1 file by including "$" at the beginning of the file name.</text:p>
        </text:list-item>
        <text:list-item>
          <text:p text:style-name="P30">Including a "!" at the beginning of the file name will prevent the image from being shifted 6 pixels and will no longer appear half transparent by bush elements. This is primarily used for objects found in the map such as doors and treasure chests.</text:p>
        </text:list-item>
        <text:list-item>
          <text:p text:style-name="P30">It is also possible to use the "$" and "!" special characters together.</text:p>
        </text:list-item>
      </text:list>
      <text:p text:style-name="P2"><text:soft-page-break/><draw:frame draw:style-name="fr1" draw:name="Grafik1" text:anchor-type="as-char" svg:width="15.24cm" svg:height="10.16cm" draw:z-index="0"><draw:image xlink:href="../../../../Programs/steamapps/common/RPG%20Maker%20MV/Help/inc/img/01_11_02_img02.png" xlink:type="simple" xlink:show="embed" xlink:actuate="onLoad"/></draw:frame> </text:p>
      <text:h text:style-name="P14" text:outline-level="1">Animation Patterns (img/animations)</text:h>
      <text:p text:style-name="P1"><text:span text:style-name="T1">These are primarily the images used for animations shown as effects in the Battle Screen.<text:line-break/>1 cell contains an image that measures 192x192 in size, and 5 cells lined up horizontally are treated as a block which will be stretched vertically only as necessary, becoming 1 file. A file can contain up to 20 blocks (100 cells).<text:line-break/>* Images used are the same size as in the previous version (VX Ace).</text:span> </text:p>
      <text:p text:style-name="P1"/>
      <text:h text:style-name="P14" text:outline-level="1">About Tileset Builder (why is this so complicated)</text:h>
      <text:p text:style-name="P10">A drawback in RPGMaker is that you can only use 1 tilesheet collection per map which limits the variants of tiles to use.</text:p>
      <text:p text:style-name="P10"><text:soft-page-break/>Set A consists of special Parts, see RPGMAker Standards description in help.</text:p>
      <text:p text:style-name="P10">Sets B to E contain 16x16 sprites. Top Left sprite should be transparent</text:p>
      <text:p text:style-name="P10"/>
      <text:p text:style-name="P10">When starting Builder:</text:p>
      <text:list xml:id="list1320586678773422845" text:style-name="L4">
        <text:list-item>
          <text:p text:style-name="P19">load Game-Project</text:p>
        </text:list-item>
        <text:list-item>
          <text:p text:style-name="P19">activate snapping in display options</text:p>
        </text:list-item>
      </text:list>
      <text:p text:style-name="P10"/>
      <text:p text:style-name="P11">Import parts</text:p>
      <text:p text:style-name="P11"/>
      <text:p text:style-name="P20">Under Parts import you can import pngs with respect to:</text:p>
      <text:p text:style-name="P10"><text:span text:style-name="T2">Imported images should be </text:span><text:span text:style-name="T3">no less than 48x48 or more than 768x768 pixels in size</text:span><text:span text:style-name="T2"> and saved in the PNG format.</text:span> </text:p>
      <text:p text:style-name="P10"/>
      <text:p text:style-name="P10">You have to select <text:span text:style-name="T30">Category = imported</text:span> to see them</text:p>
      <text:p text:style-name="P10"/>
      <text:p text:style-name="P10">If you want to cleanup user import see here:</text:p>
      <text:p text:style-name="P13"><text:span text:style-name="T4">c:/Users/UserName/AppData/Local/KADOKAWA/TilesetBuilder/Parts/Imported</text:span><text:span text:style-name="T28"> </text:span></text:p>
      <text:p text:style-name="P10"/>
      <text:p text:style-name="P10"/>
      <text:p text:style-name="P10"/>
      <text:p text:style-name="P17">Draw parts</text:p>
      <text:p text:style-name="P18"/>
      <text:p text:style-name="P12">Import user palette or create a new one.</text:p>
      <text:p text:style-name="P12">Make sure to export your user palette before closing the program !</text:p>
      <text:p text:style-name="P12">Switch to drawing pane, select tile size and draw your graphics or stamp the from other tilesheets.</text:p>
      <text:p text:style-name="Text_20_body"><text:span text:style-name="T28">You need to </text:span><text:span text:style-name="T29">doubleclick to stamp</text:span><text:span text:style-name="T28"> them.</text:span></text:p>
      <text:p text:style-name="P12">Then add them to user palette.(the reason to do this is that auto tiles will be easier to export)</text:p>
      <text:p text:style-name="P12"/>
      <text:p text:style-name="P27">Export Tileset</text:p>
      <text:p text:style-name="P12">Go to Export Page, select existing tilesheet as base and Save AS</text:p>
      <text:p text:style-name="P12">Setup your tilesheet collection in RPGMaker to use the new created tilesheet and save</text:p>
      <text:p text:style-name="P12">Reload Project in Builder</text:p>
      <text:p text:style-name="P12">Now select tiles from parts/MV Tilesheets/ user palette</text:p>
      <text:p text:style-name="P12"><text:soft-page-break/>Move the sprite to the destination on the tilesheet</text:p>
      <text:p text:style-name="P28">Save as after every placed spr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0-11-28T09:48:48.64</meta:creation-date>
    <dc:date>2020-12-07T23:24:51.67</dc:date>
    <dc:creator>jk jk</dc:creator>
    <meta:editing-duration>PT16H43M2S</meta:editing-duration>
    <meta:editing-cycles>15</meta:editing-cycles>
    <meta:generator>OpenOffice/4.1.7$Win32 OpenOffice.org_project/417m1$Build-9800</meta:generator>
    <meta:document-statistic meta:table-count="0" meta:image-count="1" meta:object-count="0" meta:page-count="7" meta:paragraph-count="103" meta:word-count="870" meta:character-count="5448"/>
  </office:meta>
</office:document-meta>
</file>